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064000000643007471BD34FA84C.png" manifest:media-type="image/png"/>
  <manifest:file-entry manifest:full-path="Pictures/1000020100000064000000648137EB8191D1672F.png" manifest:media-type="image/png"/>
  <manifest:file-entry manifest:full-path="Pictures/100002010000006400000064A6FCA2E573E6C224.png" manifest:media-type="image/png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00cc" draw:textarea-horizontal-align="justify" draw:textarea-vertical-align="middle" draw:auto-grow-height="false" fo:min-height="16.65cm" fo:min-width="34cm"/>
    </style:style>
    <style:style style:name="gr2" style:family="graphic" style:parent-style-name="standard">
      <style:graphic-properties svg:stroke-color="#ffffff" draw:fill-color="#ff3333" draw:textarea-horizontal-align="justify" draw:textarea-vertical-align="middle" draw:auto-grow-height="false" fo:min-height="1.15cm" fo:min-width="6.9cm"/>
    </style:style>
    <style:style style:name="gr3" style:family="graphic" style:parent-style-name="standard">
      <style:graphic-properties draw:fill-color="#ff3333" draw:textarea-horizontal-align="justify" draw:textarea-vertical-align="middle" draw:auto-grow-height="false" fo:min-height="1.25cm" fo:min-width="2.8cm"/>
    </style:style>
    <style:style style:name="gr4" style:family="graphic" style:parent-style-name="standard">
      <style:graphic-properties draw:fill-color="#ff3333" draw:textarea-horizontal-align="justify" draw:textarea-vertical-align="middle" draw:auto-grow-height="false" fo:min-height="1.25cm" fo:min-width="2.2cm"/>
    </style:style>
    <style:style style:name="gr5" style:family="graphic" style:parent-style-name="standard">
      <style:graphic-properties svg:stroke-color="#ffffff" draw:fill-color="#ff3333" draw:textarea-horizontal-align="justify" draw:textarea-vertical-align="middle" draw:auto-grow-height="false" fo:min-height="6.25cm" fo:min-width="29.1cm"/>
    </style:style>
    <style:style style:name="gr6" style:family="graphic" style:parent-style-name="standard">
      <style:graphic-properties draw:fill-color="#ffffff" draw:opacity="100%" draw:textarea-horizontal-align="justify" draw:textarea-vertical-align="middle" draw:auto-grow-height="false" fo:min-height="0.174cm" fo:min-width="0cm"/>
    </style:style>
    <style:style style:name="gr7" style:family="graphic" style:parent-style-name="standard">
      <style:graphic-properties draw:fill-color="#0000cc" draw:textarea-horizontal-align="justify" draw:textarea-vertical-align="middle" draw:auto-grow-height="false" fo:min-height="16.65cm" fo:min-width="34.3cm"/>
    </style:style>
    <style:style style:name="gr8" style:family="graphic" style:parent-style-name="standard">
      <style:graphic-properties svg:stroke-color="#ffffff" draw:fill-color="#ffffff" draw:opacity="100%" draw:textarea-horizontal-align="justify" draw:textarea-vertical-align="middle" draw:auto-grow-height="false" fo:min-height="1.15cm" fo:min-width="6.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0" style:family="graphic" style:parent-style-name="standard">
      <style:graphic-properties draw:fill-color="#ff3333" draw:textarea-horizontal-align="justify" draw:textarea-vertical-align="middle" draw:auto-grow-height="false" fo:min-height="1.25cm" fo:min-width="1.6cm"/>
    </style:style>
    <style:style style:name="gr11" style:family="graphic" style:parent-style-name="standard">
      <style:graphic-properties draw:fill-color="#ffffff" draw:opacity="100%" draw:textarea-horizontal-align="justify" draw:textarea-vertical-align="middle" draw:auto-grow-height="false" fo:min-height="2.75cm" fo:min-width="2.1cm"/>
    </style:style>
    <style:style style:name="gr12" style:family="graphic" style:parent-style-name="Objeto_20_sem_20_preenchimento_20_nem_20_linha">
      <style:graphic-properties draw:stroke="none" draw:fill="none" draw:fill-color="#ffffff" draw:opacity="100%" draw:textarea-vertical-align="middle" draw:shadow="hidden" draw:color-mode="mono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Objeto_20_sem_20_preenchimento_20_nem_20_linha">
      <style:graphic-properties draw:stroke="none" draw:fill="none" draw:textarea-vertical-align="middle" draw:color-mode="mono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fo:min-height="1.85cm"/>
    </style:style>
    <style:style style:name="gr15" style:family="graphic" style:parent-style-name="objectwithoutfill">
      <style:graphic-properties draw:stroke="solid" svg:stroke-opacity="100%" draw:fill="none" draw:textarea-vertical-align="middle"/>
    </style:style>
    <style:style style:name="gr16" style:family="graphic" style:parent-style-name="standard">
      <style:graphic-properties svg:stroke-color="#000000" draw:fill-color="#dddddd" draw:opacity="100%" draw:textarea-horizontal-align="justify" draw:textarea-vertical-align="middle" draw:auto-grow-height="false" fo:min-height="1.15cm" fo:min-width="7cm"/>
    </style:style>
    <style:style style:name="gr17" style:family="graphic" style:parent-style-name="standard">
      <style:graphic-properties svg:stroke-color="#000000" svg:stroke-opacity="0%" draw:fill-color="#ffffff" draw:opacity="0%" draw:textarea-horizontal-align="justify" draw:textarea-vertical-align="middle" draw:auto-grow-height="false" fo:min-height="0.45cm" fo:min-width="3.5cm"/>
    </style:style>
    <style:style style:name="P1" style:family="paragraph">
      <loext:graphic-properties draw:fill-color="#0000cc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3333"/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loext:graphic-properties draw:fill-color="#ffffff" draw:opacity="100%"/>
      <style:paragraph-properties fo:text-align="center"/>
    </style:style>
    <style:style style:name="P6" style:family="paragraph">
      <loext:graphic-properties draw:fill-color="#ff3333"/>
      <style:paragraph-properties fo:text-align="start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 draw:fill-color="#ffffff" draw:opacity="100%"/>
      <style:paragraph-properties fo:text-align="center"/>
      <style:text-properties fo:font-weight="bold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center"/>
      <style:text-properties fo:color="#333333" fo:font-size="40pt" style:font-size-asian="40pt" style:font-size-complex="40pt"/>
    </style:style>
    <style:style style:name="P11" style:family="paragraph">
      <loext:graphic-properties draw:fill="none" draw:fill-color="#ffffff"/>
      <style:paragraph-properties fo:text-align="center"/>
      <style:text-properties fo:color="#333333" fo:font-size="40pt" style:font-size-asian="40pt" style:font-size-complex="40pt"/>
    </style:style>
    <style:style style:name="P12" style:family="paragraph">
      <loext:graphic-properties draw:fill-color="#dddddd" draw:opacity="100%"/>
      <style:paragraph-properties fo:text-align="center"/>
    </style:style>
    <style:style style:name="P13" style:family="paragraph">
      <loext:graphic-properties draw:fill-color="#ffffff" draw:opacity="0%"/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333333"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34.5cm" svg:height="16.9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.4cm" svg:height="1.4cm" svg:x="13.9cm" svg:y="5.9cm">
          <text:p text:style-name="P2">Inicia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7.4cm" svg:height="1.4cm" svg:x="13.9cm" svg:y="8.5cm">
          <text:p text:style-name="P2">Pontuaçã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7.4cm" svg:height="1.4cm" svg:x="13.9cm" svg:y="11.3cm">
          <text:p text:style-name="P2">Quem somos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2" draw:style-name="dp1" draw:master-page-name="Padrão">
        <draw:custom-shape draw:style-name="gr1" draw:text-style-name="P1" draw:layer="layout" svg:width="34.5cm" svg:height="16.9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.4cm" svg:height="1.4cm" svg:x="3.9cm" svg:y="4.5cm">
          <text:p text:style-name="P2">Pontuaçã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3.3cm" svg:height="1.5cm" svg:x="7.3cm" svg:y="13.9cm">
          <text:p text:style-name="P2">Selecionar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7cm" svg:height="1.5cm" svg:x="4cm" svg:y="13.9cm">
          <text:p text:style-name="P2">sair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9.6cm" svg:height="6.5cm" svg:x="3.9cm" svg:y="6cm">
          <text:p text:style-name="P4"><text:s text:c="2"/>Nome <text:s/>| chave | acertos | erros</text:p>
          <text:p text:style-name="P4">Ex:</text:p>
          <text:p text:style-name="P4"><text:s text:c="3"/>Maria <text:s/>| 321456 |34 <text:s/>|27</text:p>
          <text:p text:style-name="P4"><text:s text:c="3"/>Mateus | 1234578 |56 |46</text:p>
          <text:p text:style-name="P4"/>
          <text:p text:style-name="P4"/>
          <text:p text:style-name="P4"/>
          <text:p text:style-name="P4"/>
          <text:p text:style-name="P4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0.6cm" svg:height="0.6cm" draw:transform="skewX (0.0300196631343025) translate (3.918cm 7.50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6cm" svg:height="0.6cm" draw:transform="skewX (0.0300196631343025) translate (3.918cm 8.20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3" draw:style-name="dp1" draw:master-page-name="Padrão">
        <draw:custom-shape draw:style-name="gr1" draw:text-style-name="P1" draw:layer="layout" svg:width="34.5cm" svg:height="16.9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.4cm" svg:height="1.4cm" svg:x="3.9cm" svg:y="4.5cm">
          <text:p text:style-name="P2">Quem som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2.7cm" svg:height="1.5cm" svg:x="4cm" svg:y="13.9cm">
          <text:p text:style-name="P2">sair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9.6cm" svg:height="6.5cm" svg:x="3.9cm" svg:y="6cm">
          <text:p text:style-name="P4"/>
          <text:p text:style-name="P4">Contado:</text:p>
          <text:p text:style-name="P4">Nome: Kévin Vieira Gomes Guimarães</text:p>
          <text:p text:style-name="P4">Email:<text:span text:style-name="T1"><text:a xlink:href="mailto:guimaraesprogramador@gmail.com" xlink:type="simple">guimaraesprogramador@gmail.com</text:a></text:span></text:p>
          <text:p text:style-name="P4">Celular:(33) 998864-1909</text:p>
          <text:p text:style-name="P4"/>
          <text:p text:style-name="P4"/>
          <text:p text:style-name="P4"/>
          <text:p text:style-name="P4"/>
          <text:p text:style-name="P4"/>
          <text:p text:style-name="P4"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4" draw:style-name="dp1" draw:master-page-name="Padrão">
        <draw:custom-shape draw:style-name="gr7" draw:text-style-name="P1" draw:layer="layout" svg:width="34.8cm" svg:height="16.9cm" svg:x="0cm" svg:y="0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7.4cm" svg:height="1.4cm" svg:x="12.1cm" svg:y="7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7" draw:layer="layout" svg:width="2.369cm" svg:height="0.962cm" svg:x="9.9cm" svg:y="7.7cm">
          <draw:text-box>
            <text:p>Nome:</text:p>
          </draw:text-box>
        </draw:frame>
        <draw:custom-shape draw:style-name="gr10" draw:text-style-name="P3" draw:layer="layout" svg:width="2.1cm" svg:height="1.5cm" svg:x="20.2cm" svg:y="7.306cm">
          <text:p text:style-name="P2">Entrar</text:p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2.6cm" svg:height="3cm" svg:x="11.8cm" svg:y="10cm">
          <text:p/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2.645cm" svg:height="2.645cm" svg:x="12.246cm" svg:y="10.266cm">
          <draw:image xlink:href="Pictures/100002010000006400000064A6FCA2E573E6C224.png" xlink:type="simple" xlink:show="embed" xlink:actuate="onLoad">
            <text:p/>
          </draw:image>
        </draw:frame>
        <draw:custom-shape draw:style-name="gr6" draw:text-style-name="P5" draw:layer="layout" svg:width="0.6cm" svg:height="0.6cm" draw:transform="skewX (0.0300196631343025) translate (12.018cm 11.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draw:layer="layout" svg:width="2.6cm" svg:height="3cm" svg:x="15.5cm" svg:y="10cm">
          <text:p/>
          <draw:enhanced-geometry svg:viewBox="0 0 21600 21600" draw:type="rectangle" draw:enhanced-path="M 0 0 L 21600 0 21600 21600 0 21600 0 0 Z N"/>
        </draw:custom-shape>
        <draw:frame draw:style-name="gr13" draw:text-style-name="P9" draw:layer="layout" svg:width="2.645cm" svg:height="2.645cm" svg:x="15.728cm" svg:y="10.453cm">
          <draw:image xlink:href="Pictures/1000020100000064000000648137EB8191D1672F.png" xlink:type="simple" xlink:show="embed" xlink:actuate="onLoad">
            <text:p/>
          </draw:image>
        </draw:frame>
        <draw:custom-shape draw:style-name="gr6" draw:text-style-name="P5" draw:layer="layout" svg:width="0.6cm" svg:height="0.6cm" draw:transform="skewX (0.0300196631343025) translate (15.818cm 11.10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1" draw:layer="layout" svg:width="8.6cm" svg:height="2.1cm" svg:x="12.7cm" svg:y="4.6cm">
          <draw:text-box>
            <text:p text:style-name="P10"><text:span text:style-name="T2">Iniciar</text:span></text:p>
          </draw:text-box>
        </draw:frame>
      </draw:page>
      <draw:page draw:name="page5" draw:style-name="dp1" draw:master-page-name="Padrão">
        <draw:custom-shape draw:style-name="gr1" draw:text-style-name="P1" draw:layer="layout" svg:width="34.5cm" svg:height="16.9cm" svg:x="0cm" svg:y="0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7.4cm" svg:height="1.4cm" svg:x="11.9cm" svg:y="13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2.7cm" svg:height="1.5cm" svg:x="20.3cm" svg:y="0.9cm">
          <text:p text:style-name="P2">Reposta</text:p>
          <draw:enhanced-geometry svg:viewBox="0 0 21600 21600" draw:type="rectangle" draw:enhanced-path="M 0 0 L 21600 0 21600 21600 0 21600 0 0 Z N"/>
        </draw:custom-shape>
        <draw:line draw:style-name="gr15" draw:text-style-name="P9" draw:layer="layout" svg:x1="1cm" svg:y1="8cm" svg:x2="11.9cm" svg:y2="8cm">
          <text:p/>
        </draw:line>
        <draw:custom-shape draw:style-name="gr8" draw:text-style-name="P5" draw:layer="layout" svg:width="7.4cm" svg:height="1.4cm" svg:x="12.2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2.7cm" svg:height="1.5cm" svg:x="20.3cm" svg:y="13.9cm">
          <text:p text:style-name="P2">Reposta</text:p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2.645cm" svg:height="2.645cm" svg:x="9.747cm" svg:y="12.667cm">
          <draw:image xlink:href="Pictures/100002010000006400000064A6FCA2E573E6C224.png" xlink:type="simple" xlink:show="embed" xlink:actuate="onLoad">
            <text:p/>
          </draw:image>
        </draw:frame>
        <draw:frame draw:style-name="gr12" draw:text-style-name="P8" draw:layer="layout" svg:width="2.645cm" svg:height="2.645cm" svg:x="9.748cm" svg:y="0.968cm">
          <draw:image xlink:href="Pictures/100002010000006400000064A6FCA2E573E6C224.png" xlink:type="simple" xlink:show="embed" xlink:actuate="onLoad">
            <text:p/>
          </draw:image>
        </draw:frame>
        <draw:custom-shape draw:style-name="gr16" draw:text-style-name="P12" draw:layer="layout" svg:width="7.5cm" svg:height="1.4cm" svg:x="12.1cm" svg:y="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" draw:text-style-name="P9" draw:layer="layout" svg:x1="20cm" svg:y1="8cm" svg:x2="33.3cm" svg:y2="8cm">
          <text:p/>
        </draw:line>
        <draw:frame draw:style-name="gr13" draw:text-style-name="P9" draw:layer="layout" svg:width="1.708cm" svg:height="1.708cm" svg:x="23.292cm" svg:y="14.034cm">
          <draw:image xlink:href="Pictures/1000020100000064000000643007471BD34FA84C.png" xlink:type="simple" xlink:show="embed" xlink:actuate="onLoad">
            <text:p/>
          </draw:image>
        </draw:frame>
        <draw:custom-shape draw:style-name="gr17" draw:text-style-name="P13" draw:layer="layout" svg:width="4cm" svg:height="0.7cm" svg:x="13.4cm" svg:y="8.7cm">
          <text:p text:style-name="P2">05:00</text:p>
          <draw:enhanced-geometry svg:viewBox="0 0 21600 21600" draw:type="rectangle" draw:enhanced-path="M 0 0 L 21600 0 21600 21600 0 21600 0 0 Z N"/>
        </draw:custom-shape>
        <draw:custom-shape draw:style-name="gr4" draw:text-style-name="P3" draw:layer="controls" svg:width="2.7cm" svg:height="1.5cm" svg:x="7.3cm" svg:y="13.9cm">
          <text:p text:style-name="P2">Salva</text:p>
          <draw:enhanced-geometry svg:viewBox="0 0 21600 21600" draw:type="rectangle" draw:enhanced-path="M 0 0 L 21600 0 21600 21600 0 21600 0 0 Z N"/>
        </draw:custom-shape>
        <draw:custom-shape draw:style-name="gr4" draw:text-style-name="P3" draw:layer="controls" svg:width="2.7cm" svg:height="1.5cm" svg:x="4cm" svg:y="13.9cm">
          <text:p text:style-name="P2">sair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5000b" draw:opacity="5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dash" draw:stroke-dash="Fine_20_Dashed" svg:stroke-color="#000000" draw:fill="none" draw:fill-gradient-name="Gradient_20_3" draw:fill-hatch-name="Hatching_20_1" draw:fill-image-name="Bitmape_20_1"/>
    </style:style>
    <style:style style:name="Objeto_20_sem_20_preenchimento_20_nem_20_linha" style:display-name="Objeto sem preenchimento nem linha" style:family="graphic" style:parent-style-name="standard">
      <style:graphic-properties draw:stroke="none" draw:stroke-dash="Dashed_20__28_var_29__20_1" draw:fill="none" draw:fill-gradient-name="Gradient_20_2" draw:fill-hatch-name="Hatching_20_1" draw:fill-image-name="Bitmape_20_1" draw:fill-image-width="0cm" draw:fill-image-height="0cm" draw:shadow="hidden" draw:shadow-offset-x="0.4cm" draw:shadow-offset-y="0.4cm"/>
      <style:paragraph-properties>
        <style:tab-stops/>
      </style:paragraph-properties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em_20_preenchimento_20_e_20_sem_20_linha" style:display-name="Objeto sem preenchimento e sem linha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34.5cm" fo:page-height="16.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04T13:41:59.441567042</meta:creation-date>
    <dc:date>2020-08-23T15:38:50.619613510</dc:date>
    <meta:editing-duration>PT8H32M54S</meta:editing-duration>
    <meta:editing-cycles>66</meta:editing-cycles>
    <meta:generator>LibreOffice/5.1.6.2$Linux_x86 LibreOffice_project/10m0$Build-2</meta:generator>
    <meta:document-statistic meta:object-count="40"/>
  </office:meta>
</office:document-meta>
</file>